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0000004000000012A59AA235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fo:min-height="13.365cm"/>
    </style:style>
    <style:style style:name="pr2" style:family="presentation" style:parent-style-name="Default_20_1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40404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dat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draw:name="Picture 4" draw:style-name="gr1" draw:text-style-name="P1" draw:layer="layout" svg:width="13.745cm" svg:height="3.999cm" svg:x="5.699cm" svg:y="5.325cm">
          <draw:image xlink:href="Pictures/10000200000004000000012A59AA235D.png" xlink:type="simple" xlink:show="embed" xlink:actuate="onLoad">
            <text:p/>
          </draw:image>
        </draw:frame>
        <draw:custom-shape draw:name="ZoneTexte 9" draw:style-name="gr2" draw:text-style-name="P3" draw:layer="layout" svg:width="22.401cm" svg:height="2.452cm" svg:x="1.499cm" svg:y="9.646cm">
          <text:p text:style-name="P2"><text:span text:style-name="T1">Slideshow title</text:span></text:p>
          <text:p text:style-name="P2"><text:span text:style-name="T2">Slideshow auth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1" presentation:use-footer-name="ftr1" presentation:use-date-time-name="dtd1">
        <draw:custom-shape draw:name="ZoneTexte 5" draw:style-name="gr2" draw:text-style-name="P3" draw:layer="layout" svg:width="18.601cm" svg:height="1.436cm" svg:x="6.299cm" svg:y="1.271cm">
          <text:p text:style-name="P4"><text:span text:style-name="T3">Slide title</text:span></text:p>
          <draw:enhanced-geometry svg:viewBox="0 0 21600 21600" draw:type="rectangle" draw:enhanced-path="M 0 0 L 21600 0 21600 21600 0 21600 0 0 Z N"/>
        </draw:custom-shape>
        <draw:custom-shape draw:name="ZoneTexte 6" draw:style-name="gr4" draw:text-style-name="P3" draw:layer="layout" svg:width="0.512cm" svg:height="1.025cm" svg:x="-4.102cm" svg:y="4.1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family-complex="'Lohit Hind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family-complex="'Lohit Hind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family-complex="'Lohit Hind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family-complex="'Lohit Hind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 style:list-style-name="ML3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 style:list-style-name="ML3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color="#808080"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808080" fo:font-size="14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text-align="end" fo:text-indent="0cm" style:punctuation-wrap="hanging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4pt" style:font-size-asian="14pt" style:font-size-complex="14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80808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quez pour modifier le style du titre</text:span></text:p>
        </draw:text-box>
      </draw:frame>
      <draw:frame draw:name="Espace réservé de la date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2"><text:date style:data-style-name="D1" text:date-value="2011-11-22">22/11/2011</text:date></text:span></text:p>
        </draw:text-box>
      </draw:frame>
      <draw:frame draw:name="Espace réservé du pied de page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Espace réservé du numéro de diapositive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r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quez pour modifier le style du titre</text:span></text:p>
        </draw:text-box>
      </draw:frame>
      <draw:frame draw:name="Espace réservé du contenu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7"><text:span text:style-name="MT2">Seventh Outline Level</text:span></text:p>
                                      <text:list>
                                        <text:list-item>
                                          <text:p text:style-name="MP7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">Ninth Outline LevelCliquez pour modifier les styles du texte du masque</text:span></text:p>
          <text:p text:style-name="MP9"><text:span text:style-name="MT2">Deuxième niveau</text:span></text:p>
          <text:p text:style-name="MP9"><text:span text:style-name="MT2">Troisième niveau</text:span></text:p>
          <text:p text:style-name="MP9"><text:span text:style-name="MT2">Quatrième niveau</text:span></text:p>
          <text:p text:style-name="MP9"><text:span text:style-name="MT2">Cinquième niveau</text:span></text:p>
        </draw:text-box>
      </draw:frame>
      <draw:frame draw:name="Espace réservé de la date 3" presentation:style-name="Mpr7" draw:text-style-name="MP11" draw:layer="backgroundobjects" svg:width="4.6cm" svg:height="1.184cm" svg:x="0.2cm" svg:y="18.016cm" presentation:class="date-time">
        <draw:text-box>
          <text:p text:style-name="MP10"><text:span text:style-name="MT3"><text:date style:data-style-name="D1" text:date-value="2011-11-22">22/11/2011</text:date></text:span></text:p>
        </draw:text-box>
      </draw:frame>
      <draw:frame draw:name="Espace réservé du pied de page 4" presentation:style-name="Mpr8" draw:text-style-name="MP6" draw:layer="backgroundobjects" svg:width="0.001cm" svg:height="0.001cm" svg:x="0cm" svg:y="0cm" presentation:class="footer">
        <draw:text-box>
          <text:p/>
        </draw:text-box>
      </draw:frame>
      <draw:frame draw:name="Espace réservé du numéro de diapositive 5" presentation:style-name="Mpr9" draw:text-style-name="MP13" draw:layer="backgroundobjects" svg:width="3cm" svg:height="0.851cm" svg:x="22.1cm" svg:y="17.849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1-22T17:40:55</dc:date>
    <dc:creator>Marwane Kalam-Alami</dc:creator>
    <meta:document-statistic meta:object-count="40"/>
    <meta:generator>LibreOffice/3.4$Linux LibreOffice_project/340m1$Build-302</meta:generator>
  </office:meta>
</office:document-meta>
</file>